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11H00M00S" calcext:value-type="time">
            <text:p>111:0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table:style-name="Default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3:56:33.4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9T23:59:04.295000000</dc:date>
    <meta:editing-duration>P7DT13H54M17S</meta:editing-duration>
    <meta:editing-cycles>153</meta:editing-cycles>
    <meta:generator>LibreOffice/7.2.5.2$Windows_X86_64 LibreOffice_project/499f9727c189e6ef3471021d6132d4c694f357e5</meta:generator>
    <meta:document-statistic meta:table-count="1" meta:cell-count="324" meta:object-count="0"/>
  </office:meta>
</office:document-meta>
</file>